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1388in" fo:line-height="115%"/>
      <style:text-properties style:font-name="Times" fo:font-size="11.0pt"/>
    </style:style>
    <style:style style:name="P2" style:family="paragraph" style:parent-style-name="Standard">
      <style:paragraph-properties fo:margin-bottom="0.1388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1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 fo:color="#000000"/>
    </style:style>
    <style:style style:name="T4" style:family="text">
      <style:text-properties style:font-name="Courier New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Name:_____________Augustus______________________________</text:span></text:p>
      <text:p text:style-name="P1"><text:span text:style-name="T2">For each of the below questions, write a short sentence or two to express (in your own words) your answer. <text:s/>Keep the answers short, but use complete, correct, English sentences. <text:s/></text:span></text:p>
      <text:p text:style-name="P1"><text:span text:style-name="T2">If it helps to clarify the questions, feel free to mentally prefix all the questions with the phrase "According to the video…"</text:span></text:p>
      <text:list text:style-name="L1">
        <text:list-item>
          <text:p text:style-name="P2"><text:span text:style-name="T2">After you’ve watched all the videos, please answer this question:<text:line-break/>Of all the videos that you watched, if you could pick one video to be re-recorded by the instructor outside of class which would you choose? <text:s/>Why?<text:line-break/>(Keep in mind the recording outside of class will omit any pauses from the instructor answering student questions, have less hemming and hawing, etc, and generally be more concise)</text:span></text:p>
        </text:list-item>
      </text:list>
      <table:table table:name="Table1" table:style-name="Table1">
        <table:table-column table:style-name="TableColumn1"/>
        <table:table-row>
          <table:table-cell table:style-name="TableCell1">
            <text:p text:style-name="P1"><text:span text:style-name="T2">&lt; Write your answer here &gt;</text:span></text:p>
          </table:table-cell>
        </table:table-row>
      </table:table>
      <text:p text:style-name="P1"><text:span text:style-name="T1"/></text:p>
      <text:p text:style-name="P1"><text:span text:style-name="T1">VIDEO: </text:span><text:span text:style-name="T3"><text:s/></text:span><text:span text:style-name="T1">How To Use My Videos</text:span></text:p>
      <text:list text:style-name="L1">
        <text:list-item>
          <text:p text:style-name="P2"><text:span text:style-name="T2">When viewing the videos in your web browser, where are the video-playback controls located?</text:span></text:p>
        </text:list-item>
      </text:list>
      <table:table table:name="Table2" table:style-name="Table1">
        <table:table-column table:style-name="TableColumn1"/>
        <table:table-row>
          <table:table-cell table:style-name="TableCell1">
            <text:p text:style-name="P1"><text:span text:style-name="T2">Usually at the bottem of the video player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List out at least three controls that you’ll find on the web page, and what each one does.</text:span></text:p>
        </text:list-item>
      </text:list>
      <table:table table:name="Table3" table:style-name="Table1">
        <table:table-column table:style-name="TableColumn1"/>
        <table:table-row>
          <table:table-cell table:style-name="TableCell1">
            <text:p text:style-name="P1"><text:span text:style-name="T2">Play/Pause Volume Fullscreen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How can you download the .MP4 video file (so that you can watch it in a media player program on your local computer)?</text:span></text:p>
        </text:list-item>
      </text:list>
      <table:table table:name="Table4" table:style-name="Table1">
        <table:table-column table:style-name="TableColumn1"/>
        <table:table-row>
          <table:table-cell table:style-name="TableCell1">
            <text:p text:style-name="P1"><text:span text:style-name="T2">Can directly download from the Bit 143 website in the lesson page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List out at least three features that the VLC Media Player has, and what each one does.</text:span></text:p>
        </text:list-item>
      </text:list>
      <table:table table:name="Table5" table:style-name="Table1">
        <table:table-column table:style-name="TableColumn1"/>
        <table:table-row>
          <table:table-cell table:style-name="TableCell1">
            <text:p text:style-name="P1"><text:span text:style-name="T2">Jump to go ahead or back like 10 secs</text:span></text:p>
            <text:p text:style-name="P1"><text:span text:style-name="T2">Can speed it up or slow downloaded</text:span></text:p>
            <text:p text:style-name="P1"><text:span text:style-name="T2">fullscreen/ volume</text:span></text:p>
          </table:table-cell>
        </table:table-row>
      </table:table>
      <text:p text:style-name="P1"><text:span text:style-name="T2"/></text:p>
      <text:p text:style-name="P1"><text:span text:style-name="T1">VIDEO: SmartArray Overview</text:span></text:p>
      <text:list text:style-name="L1">
        <text:list-item>
          <text:p text:style-name="P2"><text:span text:style-name="T2">What is one of the goals of having you implement the SmartArray class?</text:span></text:p>
        </text:list-item>
      </text:list>
      <table:table table:name="Table6" table:style-name="Table1">
        <table:table-column table:style-name="TableColumn1"/>
        <table:table-row>
          <table:table-cell table:style-name="TableCell1">
            <text:p text:style-name="P1"><text:span text:style-name="T2">To help review our programming with an example that is ongoing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What does a SmartArray object contain?</text:span></text:p>
        </text:list-item>
      </text:list>
      <table:table table:name="Table7" table:style-name="Table1">
        <table:table-column table:style-name="TableColumn1"/>
        <table:table-row>
          <table:table-cell table:style-name="TableCell1">
            <text:p text:style-name="P1"><text:span text:style-name="T2">An array and a get method and a set index method,</text:span></text:p>
          </table:table-cell>
        </table:table-row>
      </table:table>
      <text:p text:style-name="P1"><text:span text:style-name="T2"/></text:p>
      <text:p text:style-name="P1"><text:span text:style-name="T1">VIDEO: SmartArray (Basic class implementation)</text:span></text:p>
      <text:p text:style-name="P1"><text:span text:style-name="T1"/></text:p>
      <text:list text:style-name="L1">
        <text:list-item>
          <text:p text:style-name="P2"><text:span text:style-name="T2">What is </text:span><text:span text:style-name="T4">rgNums</text:span><text:span text:style-name="T2">?</text:span></text:p>
        </text:list-item>
      </text:list>
      <table:table table:name="Table8" table:style-name="Table1">
        <table:table-column table:style-name="TableColumn1"/>
        <table:table-row>
          <table:table-cell table:style-name="TableCell1">
            <text:p text:style-name="P1"><text:span text:style-name="T2">Stand s for range basically a instance variable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What does the constructor do?</text:span></text:p>
        </text:list-item>
      </text:list>
      <table:table table:name="Table9" table:style-name="Table1">
        <table:table-column table:style-name="TableColumn1"/>
        <table:table-row>
          <table:table-cell table:style-name="TableCell1">
            <text:p text:style-name="P1"><text:span text:style-name="T2">The default constructer allocates an array of 5 intigers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What does setAtIndex do?</text:span></text:p>
        </text:list-item>
      </text:list>
      <table:table table:name="Table10" table:style-name="Table1">
        <table:table-column table:style-name="TableColumn1"/>
        <table:table-row>
          <table:table-cell table:style-name="TableCell1">
            <text:p text:style-name="P1"><text:span text:style-name="T2">Set a index is a accessor method that allows you to change the number in a certain slot of the array it takes to parameters the slot of the array and what value you want to set it to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What does getAtIndex do?</text:span></text:p>
        </text:list-item>
      </text:list>
      <table:table table:name="Table11" table:style-name="Table1">
        <table:table-column table:style-name="TableColumn1"/>
        <table:table-row>
          <table:table-cell table:style-name="TableCell1">
            <text:p text:style-name="P1"><text:span text:style-name="T2">This method is a accessor method that tell what is stored in a certant index of a array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What does PrintAllElements do?</text:span></text:p>
        </text:list-item>
      </text:list>
      <table:table table:name="Table12" table:style-name="Table1">
        <table:table-column table:style-name="TableColumn1"/>
        <table:table-row>
          <table:table-cell table:style-name="TableCell1">
            <text:p text:style-name="P1"><text:span text:style-name="T2">It is a loop that will print through the array</text:span></text:p>
          </table:table-cell>
        </table:table-row>
      </table:table>
      <text:p text:style-name="P1"><text:span text:style-name="T2"/></text:p>
      <text:list text:style-name="L1">
        <text:list-item>
          <text:p text:style-name="P2"><text:span text:style-name="T2">What does Find do?</text:span></text:p>
        </text:list-item>
      </text:list>
      <table:table table:name="Table13" table:style-name="Table1">
        <table:table-column table:style-name="TableColumn1"/>
        <table:table-row>
          <table:table-cell table:style-name="TableCell1">
            <text:p text:style-name="P1"><text:span text:style-name="T2">Takes a intiger parameter to look for in the array returning true or false if that intiger is in the array</text:span>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  <meta:initial-creator>Panitz</meta:initial-creator>
  </office:meta>
</office:document-meta>
</file>